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margin-left="0.053cm" fo:margin-right="0cm" fo:line-height="100%" fo:text-align="justify" style:justify-single-word="false" fo:text-indent="0cm" style:auto-text-indent="false">
        <style:tab-stops/>
      </style:paragraph-properties>
    </style:style>
    <style:style style:name="P3"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use-window-font-color="true" style:font-name="Arial" fo:language="es" fo:country="UY" style:language-complex="ar" style:country-complex="SA"/>
    </style:style>
    <style:style style:name="P4"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5" style:family="paragraph" style:parent-style-name="Standard">
      <style:paragraph-properties fo:margin-left="0.053cm" fo:margin-right="0cm" fo:line-height="100%" fo:text-align="justify" style:justify-single-word="false" fo:text-indent="0cm" style:auto-text-indent="false">
        <style:tab-stops/>
      </style:paragraph-properties>
    </style:style>
    <style:style style:name="P6"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style>
    <style:style style:name="T1" style:family="text">
      <style:text-properties style:font-name="Arial" fo:language="es" fo:country="UY" style:language-complex="ar" style:country-complex="SA"/>
    </style:style>
    <style:style style:name="T2" style:family="text">
      <style:text-properties style:font-name="Arial" fo:language="es" fo:country="UY" fo:font-weight="normal" style:font-name-asian="Arial" style:font-weight-asian="normal" style:language-complex="ar" style:country-complex="SA" style:font-weight-complex="normal"/>
    </style:style>
    <style:style style:name="T3" style:family="text">
      <style:text-properties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T4" style:family="text">
      <style:text-properties style:font-name="Arial" fo:language="es" fo:country="ES" fo:font-weight="normal" style:font-name-asian="Arial" style:font-weight-asian="normal" style:language-complex="ar" style:country-complex="SA" style:font-weight-complex="normal"/>
    </style:style>
    <style:style style:name="T5" style:family="text">
      <style:text-properties fo:color="#ff0000" style:font-name="Arial" fo:language="es" fo:country="UY" style:language-complex="ar" style:country-complex="SA"/>
    </style:style>
    <style:style style:name="T6" style:family="text">
      <style:text-properties style:use-window-font-color="true" style:font-name="Arial" fo:language="es" fo:country="UY"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olución de Requerimientos</text:p>
      <text:p text:style-name="P1"/>
      <text:p text:style-name="P4">Desde el inicio el objetivo fundamental del proyecto fue el desarrollo de un producto de software para la facilitación del estudio e investigación del comportamiento de los acuiferos, con énfasis en los tipos de acuiferos existentes en nuestro país.</text:p>
      <text:p text:style-name="P4"/>
      <text:p text:style-name="P4">Considerando que el proyecto debía involucrar un intercambio heterogéneo con el cliente, situado en la ciudad de Salto, se optó por una metodología de trabajo consistente en el desarrollo iterativo incremental del mismo, junto con la prototipación, de manera que ha medida que avanzásemos en las diferentes etapas, se le entregue un prototipo descriptor del estado actual, el cual pudiese ser evaluado y correjido por esta parte interesada.</text:p>
      <text:p text:style-name="P4"/>
      <text:p text:style-name="P4">Dada la distancia física con el cliente, y el detalle mayúsculo de comprender los conceptos técnicos de la hidrología, se generó durante todo el proceso <text:s/>una comunicación bidireccional mediante envío de correos electronicos, y la concreción de entrevistas virtuales.</text:p>
      <text:p text:style-name="P4"/>
      <text:p text:style-name="P4">Teniendo en cuenta esta situación, resulta lógico establecer la entrega de prototipos y entrevistas virtuales, como puntos de inflexión en la evolución de los conjuntos de requerimientos.</text:p>
      <text:p text:style-name="P4"/>
      <text:p text:style-name="P2"><text:span text:style-name="T1">Como principio nuestra tutora Carla Forni nos presentó un documento impreso</text:span><text:span text:style-name="T1"><text:note text:id="ftn1" text:note-class="footnote"><text:note-citation>1</text:note-citation><text:note-body><text:p text:style-name="Footnote">Propuesta de proyecto.</text:p></text:note-body></text:note></text:span><text:span text:style-name="T1"> bajo el título: “Desarrollo de un programa de interpretación de ensayos de bombeo en un acuifero” el cual nos daba las primeras pautas en cuanto a los objetivos y requerimientos, a continuación la lista de requerimientos inicial:</text:span></text:p>
      <text:p text:style-name="P4"/>
      <text:p text:style-name="P4">Crear proyecto.</text:p>
      <text:p text:style-name="P4"/>
      <text:p text:style-name="P4">Ingreso de dimensiones del dominio a representar.</text:p>
      <text:p text:style-name="P4"/>
      <text:p text:style-name="P4">Selección de método solución, e ingreso de parámetros asociados al método.</text:p>
      <text:p text:style-name="P4"/>
      <text:p text:style-name="P4">Creación del dominio.</text:p>
      <text:p text:style-name="P4"/>
      <text:p text:style-name="P4">Ingreso o exportación de caudal bombeado.</text:p>
      <text:p text:style-name="P4"/>
      <text:p text:style-name="P4">Ingreso o exportación de observaciones.</text:p>
      <text:p text:style-name="P4"/>
      <text:p text:style-name="P4"><text:bookmark-start text:name="__DdeLink__33271_317611725"/>Ingreso gráfico o mediante datos de puntos en el dominio.</text:p>
      <text:p text:style-name="P4"/>
      <text:p text:style-name="P4">Asociación de datos a puntos en el dominio.</text:p>
      <text:p text:style-name="P4"><text:bookmark-end text:name="__DdeLink__33271_317611725"/></text:p>
      <text:p text:style-name="P4">Ingreso gráfico o mediante datos de rectas en el dominio.</text:p>
      <text:p text:style-name="P4"/>
      <text:p text:style-name="P4">Asociación de datos a una recta en el dominio.</text:p>
      <text:p text:style-name="P4"/>
      <text:p text:style-name="P4">Selección de algoritmo de optimización.</text:p>
      <text:p text:style-name="P4"/>
      <text:p text:style-name="P4">Visualización de resultados.</text:p>
      <text:p text:style-name="P4"/>
      <text:p text:style-name="P4">Generación de animaciónes.</text:p>
      <text:p text:style-name="P4"><text:soft-page-break/>Generación de gráficos 2D.</text:p>
      <text:p text:style-name="P4"/>
      <text:p text:style-name="P4">Creación de base de datos para manipulación de datos de campo y simulación.</text:p>
      <text:p text:style-name="P4"/>
      <text:p text:style-name="P2"><text:span text:style-name="T1">En suma se debía crear, mediante interfaz gráfica, un nuevo proyecto, con determinadas dimensiones para un dominio sobre el cual se pudiesen <text:s/>ubicar los diferentes elementos involucrados. A conitnuación se podría importar datos sobre caudales u observaciones, los cuales serían agregados a una lista, con un nombre como identificador, también se podría comenzar a ubicar elementos en el dominio. Luego de cumplido estos pasos comenzar con la asociación de datos a los elementos del dominio. Y seleccionar un método de optimización para posteriormente ver gráficas y animaciones resultantes del analisis de los datos. </text:span><text:span text:style-name="T5">[no sé si a esta altura ya discerniamos que las gráficas podían ser visualizadas sin necesidad de pasar por la etapa de optimización] <text:s/></text:span><text:span text:style-name="T6">En principio los datos de campo y de simulación generados debían de ser almacenados en un medio persistente.</text:span></text:p>
      <text:p text:style-name="P3"/>
      <text:p text:style-name="P2"><text:span text:style-name="T1">El día </text:span><text:span text:style-name="T5">[si andan por ahí día y mes de la primera reunión]</text:span><text:span text:style-name="T1"> <text:s/>de Octubre del 2011 se llevó a cabo la primera reunión entre las partes interesadas en nuestra ciudad, Paysandú, la cual fue decisiva como manera de esclarecer el <text:s/>problema y <text:s/>los conceptos del dominio de esa realidad. <text:s/>Se pulieron varias ideas generales, y del posterior análisis se concluyó por actualizar los requerimientos de la siguiente manera; la creación del proyecto, el ingreso de las dimensiones del dominio y la selección del método solución fueron considerados como uno solo, a su vez se indicó que el ingreso de elementos al dominio no debía de reparar en una escala correspondiente con alguna realidad, con lo cual el usuario sería el arbitrario en la colocación de los mencionados elementos en el dominio. <text:s/></text:span></text:p>
      <text:p text:style-name="P2"><text:span text:style-name="T1"/></text:p>
      <text:p text:style-name="P2"><text:span text:style-name="T1">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span></text:p>
      <text:p text:style-name="P2"><text:span text:style-name="T1"/></text:p>
      <text:p text:style-name="P2"><text:span text:style-name="T1">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span></text:p>
      <text:p text:style-name="P2"><text:span text:style-name="T1"/></text:p>
      <text:p text:style-name="P2"><text:span text:style-name="T1">A partir de esta reunión la identificación de requerimientos fue tomando una forma más específica, reconociéndose los siguientes, y sus funcionalidades:</text:span></text:p>
      <text:p text:style-name="P2"><text:span text:style-name="T1"/></text:p>
      <text:p text:style-name="P2"><text:span text:style-name="T1">Creación de un nuevo proyecto</text:span><text:span text:style-name="T2">, consistiendo en ingresar el alto y ancho del dominio sobre el cual se va a trabajar, junto con el método solución elegido y sus parámetros asociados.</text:span></text:p>
      <text:p text:style-name="P2"><text:span text:style-name="T2"/></text:p>
      <text:p text:style-name="P2"><text:span text:style-name="T2">Ingresar o importar caudales de bombeo, consiste en el ingreso manual, o mediante ficheros con cierta estructura, de datos asociados al caudal bombeado en determinado pozo.</text:span></text:p>
      <text:p text:style-name="P2"><text:span text:style-name="T2"/></text:p>
      <text:p text:style-name="P2"><text:span text:style-name="T2">Ingresar o importar observaciones de ensayo, consiste en el ingreso manual, o mediante ficheros con cierta estructura, de datos asociados las observaciones hechas determinado pozo.</text:span></text:p>
      <text:p text:style-name="P2"><text:span text:style-name="T2"/></text:p>
      <text:p text:style-name="P2"><text:soft-page-break/><text:span text:style-name="T2">Definir dominio, consiste en un plano 2D sobre el cual se van a ingresar y modificar los pozos y barreras, esto podrá ser hecho mediante coordenadas y con la interacción gráfica. Es un requerimiento central del proyecto, ya que por este medio se harán las asociaciones a los pozos, se determinará la existencias de barreras, <text:s/>y su distribución por el dominio. Las gráficas trabajarán en torno a los datos que estén manifiestos en dicho dominio.</text:span></text:p>
      <text:p text:style-name="P2"><text:span text:style-name="T2"/></text:p>
      <text:p text:style-name="P2"><text:span text:style-name="T2">Métodos de solución, </text:span><text:span text:style-name="T3">el método de solución es el problema directo, en el cual se tienen los valores de los parámetros, por ejemplo T y S y a partir de estos se calcula el descenso en todos los puntos del dominio (se obtienen los h).</text:span></text:p>
      <text:p text:style-name="P2"><text:span text:style-name="T2"/></text:p>
      <text:p text:style-name="P2"><text:span text:style-name="T2">Asociar datos a pozos de observación, consiste en la tarea de asociar datos de observación a dichos pozos.</text:span></text:p>
      <text:p text:style-name="P2"><text:span text:style-name="T2"/></text:p>
      <text:p text:style-name="P2"><text:span text:style-name="T2">Asociar datos a pozos de bombeo, consiste en la tarea de asociarles datos de bombeo a dichos pozos.</text:span></text:p>
      <text:p text:style-name="P2"><text:span text:style-name="T2"/></text:p>
      <text:p text:style-name="P2"><text:span text:style-name="T2">Visualización de resultados y animación, luego de la aplicacion del método solución a través de los datos y los parámetros ingresados al momento de la creación del proyecto se representarán diferentes gráficas en 2D y 3D. Las mismas deberan poder ser pausadas, rebobinadas, exportadas, y aumentada su velocidad de reproducción.</text:span></text:p>
      <text:p text:style-name="P2"><text:span text:style-name="T2"/></text:p>
      <text:p text:style-name="P2"><text:span text:style-name="T2">Algoritmos de optimización, e</text:span><text:span text:style-name="T3">l algoritmo de optimización permite resolver el problema inverso al que es resuelto por el método de solución. Se parte de algunos valores de h observados y se prueba con diferentes T y S para encontrar lo que dé más parecido.</text:span></text:p>
      <text:p text:style-name="P2"><text:span text:style-name="T2"/></text:p>
      <text:p text:style-name="P2"><text:span text:style-name="T2">Visualizar gráfica de optimización, se generará una gráfica a partir </text:span><text:span text:style-name="T4">de las función objetivo de optimización en función de parámetros del problema y de las observaciones.</text:span></text:p>
      <text:p text:style-name="P2"><text:span text:style-name="T4"/></text:p>
      <text:p text:style-name="P2"><text:span text:style-name="T4"/></text:p>
      <text:p text:style-name="P6"><text:span text:style-name="T4">[Siguiente virtual evolución, con la entrega de la primera documentación, que es aquel documento que contenía sólo una investigación de pitón]</text:span></text:p>
      <text:p text:style-name="P6"><text:span text:style-name="T4"/></text:p>
      <text:p text:style-name="P6"><text:span text:style-name="T4">[Siguiente virtual evolución, primera entrevista por skype]</text:span></text:p>
      <text:p text:style-name="P6"><text:span text:style-name="T4"/></text:p>
      <text:p text:style-name="P6"><text:span text:style-name="T4">[Siguiente virtual evolución, con la entrega de la primera documentación, que es aquel documento que contenía un estado del arte más complejo]</text:span></text:p>
      <text:p text:style-name="P6"><text:span text:style-name="T4"/></text:p>
      <text:p text:style-name="P6"><text:span text:style-name="T4">[Siguiente virtual evolución, entrega del primer prototipo]</text:span></text:p>
      <text:p text:style-name="P6"><text:span text:style-name="T4"/></text:p>
      <text:p text:style-name="P6"><text:span text:style-name="T4">[Siguiente virtual evolución, entrega de documentación con un formato académico]</text:span></text:p>
      <text:p text:style-name="P6"><text:span text:style-name="T4"/></text:p>
      <text:p text:style-name="P6"><text:span text:style-name="T4">[Siguiente virtual evolución, entrega del segundo prototipo]</text:span></text:p>
      <text:p text:style-name="P6"><text:span text:style-name="T4"/></text:p>
      <text:p text:style-name="P6"><text:span text:style-name="T4">[Siguiente virtual evolución, segunda charla por skype]</text:span></text:p>
      <text:p text:style-name="P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Normal" style:family="paragraph" style:parent-style-name="Standard" style:default-outline-level="">
      <style:paragraph-properties fo:margin-top="0cm" fo:margin-bottom="0.106cm"/>
      <style:text-properties style:font-name="Verdana" style:font-name-complex="Arial1"/>
    </style:style>
    <style:style style:name="MTemaNormal" style:family="paragraph" style:parent-style-name="MNormal" style:default-outline-level="">
      <style:paragraph-properties fo:margin-left="1cm" fo:margin-right="0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ListLabel_20_15" style:display-name="ListLabel 15" style:family="text">
      <style:text-properties style:font-name-complex="Times New Roman1"/>
    </style:style>
    <style:style style:name="ListLabel_20_12" style:display-name="ListLabel 12" style:family="text">
      <style:text-properties style:font-name-complex="Courier New"/>
    </style:style>
    <style:style style:name="ListLabel_20_13" style:display-name="ListLabel 13" style:family="text">
      <style:text-properties style:font-name-complex="Wingdings"/>
    </style:style>
    <style:style style:name="ListLabel_20_11" style:display-name="ListLabel 11" style:family="text">
      <style:text-properties style:font-name-comple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3">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án </meta:initial-creator>
    <meta:creation-date>2012-02-10T09:41:10</meta:creation-date>
    <dc:date>2012-02-10T19:41:08</dc:date>
    <meta:editing-duration>PT8H36M23S</meta:editing-duration>
    <meta:editing-cycles>33</meta:editing-cycles>
    <meta:generator>LibreOffice/3.4$Unix LibreOffice_project/340m1$Build-402</meta:generator>
    <meta:document-statistic meta:table-count="0" meta:image-count="0" meta:object-count="0" meta:page-count="3" meta:paragraph-count="44" meta:word-count="1167" meta:character-count="7379" meta:non-whitespace-character-count="6246"/>
  </office:meta>
</office:document-meta>
</file>